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round" draw:fill="solid" draw:fill-color="#ff9600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standard" style:list-style-name="L1">
      <style:graphic-properties draw:stroke="solid" svg:stroke-width="0.026cm" svg:stroke-color="#000000" draw:stroke-linejoin="round" draw:fill="solid" draw:fill-color="#5cade5" draw:textarea-vertical-align="middle" draw:auto-grow-height="false" draw:fit-to-size="false" fo:padding-top="0.127cm" fo:padding-bottom="0.127cm" fo:padding-left="0.254cm" fo:padding-right="0.254cm" fo:wrap-option="wrap"/>
    </style:style>
    <style:style style:name="gr3" style:family="graphic" style:parent-style-name="standard" style:list-style-name="L2">
      <style:graphic-properties draw:stroke="solid" svg:stroke-width="0.026cm" svg:stroke-color="#000000" draw:stroke-linejoin="round" draw:fill="solid" draw:fill-color="#ff9600" draw:textarea-vertical-align="middle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 style:list-style-name="L1">
      <style:graphic-properties draw:stroke="solid" svg:stroke-width="0.026cm" svg:stroke-color="#000000" draw:stroke-linejoin="round" draw:fill="solid" draw:fill-color="#5cade5" draw:textarea-vertical-align="middle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 style:list-style-name="L1">
      <style:graphic-properties draw:stroke="solid" svg:stroke-width="0.026cm" svg:stroke-color="#000000" draw:stroke-linejoin="round" draw:fill="solid" draw:fill-color="#5cade5" draw:textarea-vertical-align="middle" draw:auto-grow-height="false" draw:fit-to-size="false" fo:padding-top="0.127cm" fo:padding-bottom="0.127cm" fo:padding-left="0.254cm" fo:padding-right="0.254cm" fo:wrap-option="wrap"/>
    </style:style>
    <style:style style:name="gr6" style:family="graphic" style:parent-style-name="standard" style:list-style-name="L1">
      <style:graphic-properties draw:stroke="solid" svg:stroke-width="0.026cm" svg:stroke-color="#000000" draw:stroke-linejoin="round" draw:fill="solid" draw:fill-color="#5cade5" draw:textarea-vertical-align="middle" draw:auto-grow-height="false" draw:fit-to-size="false" fo:padding-top="0.127cm" fo:padding-bottom="0.127cm" fo:padding-left="0.254cm" fo:padding-right="0.254cm" fo:wrap-option="wrap"/>
    </style:style>
    <style:style style:name="gr7" style:family="graphic" style:parent-style-name="standard" style:list-style-name="L1">
      <style:graphic-properties draw:stroke="solid" svg:stroke-width="0.026cm" svg:stroke-color="#000000" draw:stroke-linejoin="round" draw:fill="solid" draw:fill-color="#5cade5" draw:textarea-vertical-align="middle" draw:auto-grow-height="false" draw:fit-to-size="false" fo:padding-top="0.127cm" fo:padding-bottom="0.127cm" fo:padding-left="0.254cm" fo:padding-right="0.254cm" fo:wrap-option="wrap"/>
    </style:style>
    <style:style style:name="gr8" style:family="graphic" style:parent-style-name="standard" style:list-style-name="L1">
      <style:graphic-properties draw:stroke="solid" svg:stroke-width="0.026cm" svg:stroke-color="#000000" draw:stroke-linejoin="round" draw:fill="solid" draw:fill-color="#5cade5" draw:textarea-vertical-align="middle" draw:auto-grow-height="false" draw:fit-to-size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punctuation-wrap="simpl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T1" style:family="text">
      <style:text-properties fo:color="#ffffff" style:text-line-through-style="none" style:font-name="Comic Sans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5" draw:style-name="gr1" draw:text-style-name="P2" draw:layer="layout" svg:width="6.858cm" svg:height="1.894cm" svg:x="1.381cm" svg:y="12.949cm">
          <text:p text:style-name="P1"><text:span text:style-name="T1">Amazon </text:span><text:span text:style-name="T1">Webser</text:span><text:span text:style-name="T1">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2" draw:layer="layout" svg:width="5.459cm" svg:height="1.894cm" svg:x="8.874cm" svg:y="12.949cm">
          <text:p text:style-name="P3"><text:span text:style-name="T1">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4" draw:layer="layout" svg:width="3.158cm" svg:height="1.894cm" svg:x="1.381cm" svg:y="10.264cm">
          <text:p text:style-name="P1"><text:span text:style-name="T1">Ch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5" draw:layer="layout" svg:width="5.37cm" svg:height="1.894cm" svg:x="14.807cm" svg:y="12.949cm">
          <text:p text:style-name="P3"><text:span text:style-name="T1">Bare Me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4" draw:layer="layout" svg:width="3.633cm" svg:height="1.894cm" svg:x="7.857cm" svg:y="10.264cm">
          <text:p text:style-name="P1"><text:span text:style-name="T1">JClou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684cm" svg:height="1.894cm" svg:x="17.493cm" svg:y="10.264cm">
          <text:p text:style-name="P1"><text:span text:style-name="T1">s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" draw:text-style-name="P4" draw:layer="layout" svg:width="18.796cm" svg:height="1.894cm" svg:x="1.381cm" svg:y="7.736cm">
          <text:p text:style-name="P1"><text:span text:style-name="T1">HOPS PaaS API (YAM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4" draw:layer="layout" svg:width="2.685cm" svg:height="1.894cm" svg:x="4.856cm" svg:y="10.264cm">
          <text:p text:style-name="P1"><text:span text:style-name="T1">VM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4" draw:layer="layout" svg:width="5.37cm" svg:height="1.894cm" svg:x="11.806cm" svg:y="10.264cm">
          <text:p text:style-name="P1"><text:span text:style-name="T1">BitTor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Dowling</meta:initial-creator>
    <meta:creation-date>2013-11-29T12:09:32.038366364</meta:creation-date>
    <dc:date>2013-11-29T12:13:17.534288810</dc:date>
    <dc:creator>Jim Dowling</dc:creator>
    <meta:editing-duration>PT1M17S</meta:editing-duration>
    <meta:editing-cycles>2</meta:editing-cycles>
    <meta:generator>LibreOffice/4.1.2.3$Linux_X86_64 LibreOffice_project/410m0$Build-3</meta:generator>
    <meta:document-statistic meta:object-count="9"/>
  </office:meta>
</office:document-meta>
</file>